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7" table:number-columns-repeated="1016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Issue 9362 Demonstrat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pp_title</text:p>
          </table:table-cell>
          <table:table-cell table:style-name="ce2"/>
          <table:table-cell table:style-name="ce2" office:value-type="string">
            <text:p>Issue 9362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bout_title</text:p>
          </table:table-cell>
          <table:table-cell/>
          <table:table-cell office:value-type="string">
            <text:p>About applicat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version_title</text:p>
          </table:table-cell>
          <table:table-cell/>
          <table:table-cell office:value-type="string">
            <text:p>Application vers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1016"/>
        </table:table-row>
        <table:table-row table:style-name="ro1" table:number-rows-repeated="2"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about_appname_title</text:p>
          </table:table-cell>
          <table:table-cell/>
          <table:table-cell office:value-type="string">
            <text:p>Application nam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name_url</text:p>
          </table:table-cell>
          <table:table-cell/>
          <table:table-cell table:style-name="ce3" table:formula="of:=&quot;market://details?id=com.luzi82.issue9362&quot;" office:value-type="string" office:string-value="market://details?id=com.luzi82.issue9362">
            <text:p>market://details?id=com.luzi82.issue936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title</text:p>
          </table:table-cell>
          <table:table-cell/>
          <table:table-cell office:value-type="string">
            <text:p>Developer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name</text:p>
          </table:table-cell>
          <table:table-cell/>
          <table:table-cell office:value-type="string">
            <text:p>Luzi8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url</text:p>
          </table:table-cell>
          <table:table-cell/>
          <table:table-cell table:formula="of:=&quot;http://touch.facebook.com/luzi82&quot;" office:value-type="string" office:string-value="http://touch.facebook.com/luzi82">
            <text:p>http://touch.facebook.com/luzi82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about_appwebpage_title</text:p>
          </table:table-cell>
          <table:table-cell/>
          <table:table-cell office:value-type="string">
            <text:p>Visit the application's web pag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webpage_url</text:p>
          </table:table-cell>
          <table:table-cell/>
          <table:table-cell table:style-name="ce4" table:formula="of:=&quot;http://wiki.github.com/luzi82/Android-Issue9362/&quot;" office:value-type="string" office:string-value="http://wiki.github.com/luzi82/Android-Issue9362/">
            <text:p>http://wiki.github.com/luzi82/Android-Issue9362/</text:p>
          </table:table-cell>
          <table:table-cell table:number-columns-repeated="1016"/>
        </table:table-row>
        <table:table-row table:style-name="ro1">
          <table:table-cell table:style-name="Default" table:number-columns-repeated="1019"/>
        </table:table-row>
        <table:table-row table:style-name="ro1">
          <table:table-cell table:style-name="ce2" office:value-type="string">
            <text:p>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>
            <text:p>about_moreapp_url</text:p>
          </table:table-cell>
          <table:table-cell table:style-name="Default"/>
          <table:table-cell table:style-name="ce3" table:formula="of:=&quot;market://search?q=pub:luzi82&quot;" office:value-type="string" office:string-value="market://search?q=pub:luzi82">
            <text:p>market://search?q=pub:luzi82</text:p>
          </table:table-cell>
          <table:table-cell table:style-name="Default"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1">
          <table:table-cell office:value-type="string">
            <text:p>about_email_title</text:p>
          </table:table-cell>
          <table:table-cell/>
          <table:table-cell office:value-type="string">
            <text:p>Send email to developer</text:p>
          </table:table-cell>
          <table:table-cell table:number-columns-repeated="1016"/>
        </table:table-row>
        <table:table-row table:style-name="ro1">
          <table:table-cell office:value-type="string">
            <text:p>about_email_subtitle</text:p>
          </table:table-cell>
          <table:table-cell/>
          <table:table-cell table:formula="of:=[.C26]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office:value-type="string">
            <text:p>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about_share_title</text:p>
          </table:table-cell>
          <table:table-cell/>
          <table:table-cell office:value-type="string">
            <text:p>Share this applicatio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2" office:value-type="string">
            <text:p>about_xlsg_title</text:p>
          </table:table-cell>
          <table:table-cell/>
          <table:table-cell office:value-type="string">
            <text:p>小绿四格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subtitle</text:p>
          </table:table-cell>
          <table:table-cell/>
          <table:table-cell office:value-type="string">
            <text:p>A comic about China web censorship (Chinese)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url</text:p>
          </table:table-cell>
          <table:table-cell/>
          <table:table-cell table:style-name="ce4" table:formula="of:=&quot;http://comicxlsg.blogspot.com/&quot;" office:value-type="string" office:string-value="http://comicxlsg.blogspot.com/">
            <text:p>http://comicxlsg.blogspot.com/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qrcode_title</text:p>
          </table:table-cell>
          <table:table-cell/>
          <table:table-cell table:formula="of:=&quot;Share &quot;&amp;[.C$3]" office:value-type="string" office:string-value="Share Issue 9362 Demonstration">
            <text:p>Share Issue 9362 Demonstratio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about_session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office:value-type="string">
            <text:p>about_session_app_title</text:p>
          </table:table-cell>
          <table:table-cell/>
          <table:table-cell office:value-type="string">
            <text:p>Application</text:p>
          </table:table-cell>
          <table:table-cell table:number-columns-repeated="1016"/>
        </table:table-row>
        <table:table-row table:style-name="ro1">
          <table:table-cell office:value-type="string">
            <text:p>about_session_other_title</text:p>
          </table:table-cell>
          <table:table-cell/>
          <table:table-cell table:style-name="ce3" office:value-type="string">
            <text:p>Miscellaneous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main_menu_about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Default" office:value-type="string">
            <text:p>main_tab_info</text:p>
          </table:table-cell>
          <table:table-cell/>
          <table:table-cell office:value-type="string">
            <text:p>Info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appwidgetid</text:p>
          </table:table-cell>
          <table:table-cell/>
          <table:table-cell office:value-type="string">
            <text:p>Id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log</text:p>
          </table:table-cell>
          <table:table-cell/>
          <table:table-cell office:value-type="string">
            <text:p>Log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provider</text:p>
          </table:table-cell>
          <table:table-cell/>
          <table:table-cell office:value-type="string">
            <text:p>Provider</text:p>
          </table:table-cell>
          <table:table-cell table:number-columns-repeated="1016"/>
        </table:table-row>
        <table:table-row table:style-name="ro1" table:number-rows-repeated="3">
          <table:table-cell table:style-name="Default"/>
          <table:table-cell table:number-columns-repeated="1018"/>
        </table:table-row>
        <table:table-row table:style-name="ro3">
          <table:table-cell table:style-name="Default" office:value-type="string">
            <text:p>info_text</text:p>
          </table:table-cell>
          <table:table-cell/>
          <table:table-cell office:value-type="string">
            <text:p>This application is a demo of the Android Issue 9362.</text:p>
            <text:p>If you are end user, you probably don't need this application.</text:p>
            <text:p>This application is made for Android developers to study the issue.</text:p>
            <text:p/>
            <text:p>The issue is about zombie widgets, which consume system resource.</text:p>
            <text:p>Most Android phone are affected by this issue, including but not limited to:</text:p>
            <text:p/>
            <text:p>- Nexus One 2.2</text:p>
            <text:p/>
            <text:p>The issue is likely affecting most of other widget app, including the API Demo from Google.</text:p>
            <text:p/>
            <text:p>How to reproduce the bug:</text:p>
            <text:p/>
            <text:p>- In the home screen, call the add widget selection menu.</text:p>
            <text:p>- In "Choose widget" menu, choose "Issue 9362 Demostration".</text:p>
            <text:p>- In the Widgets configuration screen, press Home button.</text:p>
            <text:p>- Notice that no new widget appear in the home screen.</text:p>
            <text:p>- Back to this application.</text:p>
            <text:p>- Open the "Id" page, you will see a number. <text:s/>The number is the ID of the zombie widget you just made.</text:p>
            <text:p>- The bug is successfully reproduced.</text:p>
            <text:p/>
            <text:p>Zombie widgets can waste your system resource:</text:p>
            <text:p/>
            <text:p>- Create a zombie widget.</text:p>
            <text:p>- Go to "Log" page, press menu key -&gt; press "Clear".</text:p>
            <text:p>- Restart your device.</text:p>
            <text:p>- After reboot, go back to "Log" page. <text:s/>You can see some system call occur in the zombie widgets.</text:p>
            <text:p/>
            <text:p>Information of pages:</text:p>
            <text:p/>
            <text:p>- "Id": The ID of widgets belong to this application, including living and zombie widgets.</text:p>
            <text:p>- "Log": History log of system call.</text:p>
            <text:p>- "Provider: Applications list which provide widget features.</text:p>
            <text:p/>
            <text:p>Uninstall this application can remove all zombie widgets belong to this app.</text:p>
            <text:p>End user applications can avoid this issue by adding some additional code in their application.</text:p>
            <text:p>However, it seems impossible to list/remove all zombie widget created by other application, without breaking the phone security system.</text:p>
            <text:p/>
            <text:p>The source code of this application is available in github. <text:s/>Please check the application website.</text:p>
            <text:p/>
            <text:p/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mainsite_text</text:p>
          </table:table-cell>
          <table:table-cell/>
          <table:table-cell office:value-type="string">
            <text:p>Main webpage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mainsite_url</text:p>
          </table:table-cell>
          <table:table-cell/>
          <table:table-cell table:formula="of:=[.C19]" office:value-type="string" office:string-value="http://wiki.github.com/luzi82/Android-Issue9362/">
            <text:p>http://wiki.github.com/luzi82/Android-Issue9362/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issue_text</text:p>
          </table:table-cell>
          <table:table-cell/>
          <table:table-cell office:value-type="string">
            <text:p>Bug report in code.google.com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issue_url</text:p>
          </table:table-cell>
          <table:table-cell/>
          <table:table-cell table:style-name="Default" office:value-type="string">
            <text:p>http://code.google.com/p/android/issues/detail?id=9362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video_text</text:p>
          </table:table-cell>
          <table:table-cell/>
          <table:table-cell table:style-name="Default" office:value-type="string">
            <text:p>Video demo in YouTube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video_url</text:p>
          </table:table-cell>
          <table:table-cell/>
          <table:table-cell table:style-name="Default" office:value-type="string">
            <text:p>http://www.youtube.com/watch?v=cq-dq921t4U</text:p>
          </table:table-cell>
          <table:table-cell table:number-columns-repeated="1016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18"/>
        </table:table-row>
        <table:table-row table:style-name="ro1">
          <table:table-cell office:value-type="string">
            <text:p>logview_menu_clear</text:p>
          </table:table-cell>
          <table:table-cell/>
          <table:table-cell office:value-type="string">
            <text:p>Clear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appwidgetidlistview_menu_clear</text:p>
          </table:table-cell>
          <table:table-cell/>
          <table:table-cell office:value-type="string">
            <text:p>Clear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4">
          <table:table-cell table:style-name="Default" office:value-type="string">
            <text:p>addwidget_text</text:p>
          </table:table-cell>
          <table:table-cell/>
          <table:table-cell office:value-type="string">
            <text:p>Press "OK" to add widget.</text:p>
            <text:p>Press back button to cancel.</text:p>
            <text:p>Press home button to reproduce the bug.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addwidget_ok</text:p>
          </table:table-cell>
          <table:table-cell/>
          <table:table-cell office:value-type="string">
            <text:p>OK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emptylist</text:p>
          </table:table-cell>
          <table:table-cell/>
          <table:table-cell office:value-type="string">
            <text:p>No data</text:p>
          </table:table-cell>
          <table:table-cell table:number-columns-repeated="1016"/>
        </table:table-row>
        <table:table-row table:style-name="ro1" table:number-rows-repeated="65468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2">12/09/2010</text:date>, <text:time>22:35:05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5T20:09:41.95</meta:creation-date>
    <dc:date>2010-09-12T22:35:05</dc:date>
    <meta:editing-duration>PT35H03M51S</meta:editing-duration>
    <meta:editing-cycles>142</meta:editing-cycles>
    <meta:generator>OpenOffice.org/3.2$Linux OpenOffice.org_project/320m12$Build-9483</meta:generator>
    <dc:creator>luzi82 </dc:creator>
    <meta:document-statistic meta:table-count="3" meta:cell-count="86" meta:object-count="0"/>
  </office:meta>
</office:document-meta>
</file>